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line-height="200%" fo:text-align="start" style:justify-single-word="false"/>
    </style:style>
    <style:style style:name="P2" style:family="paragraph" style:parent-style-name="Standard">
      <style:paragraph-properties fo:line-height="200%" fo:text-align="center" style:justify-single-word="false"/>
      <style:text-properties style:text-underline-style="solid" style:text-underline-width="auto" style:text-underline-color="font-color"/>
    </style:style>
    <style:style style:name="P3" style:family="paragraph" style:parent-style-name="Standard">
      <style:paragraph-properties fo:line-height="200%" fo:text-align="start" style:justify-single-word="false"/>
      <style:text-properties fo:language="en" fo:country="US"/>
    </style:style>
    <style:style style:name="P4" style:family="paragraph" style:parent-style-name="Standard" style:master-page-name="Standard">
      <style:paragraph-properties fo:line-height="200%" fo:text-align="start" style:justify-single-word="false" style:page-number="auto"/>
    </style:style>
    <style:style style:name="T1" style:family="text">
      <style:text-properties fo:language="en" fo:country="US"/>
    </style:style>
    <style:style style:name="T2" style:family="text">
      <style:text-properties style:text-position="super 58%"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 text:c="5"/>"Apply logic in places where it wasn't intended to exist. If assured that the queen of the fairies has a necklace made of broken promises, ask yourself what it looks like. If there is magic, where does it come from? Why isn't everybody using it? What rules will you have to give it to allow some tension in your story? How does society operate? Where does food come from?You need to know how your world works."</text:p>
      <text:p text:style-name="P1"/>
      <text:p text:style-name="P1">An excerpt of Terry Prachet advice taken from the WAAY (Writers And Artists Yearbook)</text:p>
      <text:p text:style-name="P2"/>
      <text:p text:style-name="P2"/>
      <text:p text:style-name="P2"/>
      <text:p text:style-name="P2"/>
      <text:p text:style-name="P2">Inner Logic</text:p>
      <text:p text:style-name="P1"/>
      <text:p text:style-name="P1"><text:s text:c="5"/>Magic is innate and exists in every living creature to a certain extent. To use it properly one has to learn how to control it and practice its usage. The use of magic requires the use of an energy source known as mana. Mana exists in various forms, commonly known as "green mana" and "blue mana". (It is not as cheap nowadays as it used to be). The mana's most common form is that of a nine-cube mana which is comprised of three layers of nine little mana cubes in the form of 3X3X3 (Width, Height and Depth – the same shape as the Hungarian cube, which is <text:span text:style-name="T1">solvable</text:span> in 17 easy steps, by anyone named Boris). Mana ignores the dimension of time and continuity and does not fade away as long as the cube holding it is intact. Once the cube is broken, the mana is good only for the duration of a quick incantation otherwise the mana fades away - unused, and wasted. Green mana is the stronger type, though some incantation requires the use of both blue &amp; green types <text:span text:style-name="T1">simultaneously. Some do not use magic because they lack either mana, or the knowledge of the magic that is inside of them, or perhaps they do not know the incantations. </text:span></text:p>
      <text:p text:style-name="P1"><text:span text:style-name="T1"><text:s text:c="5"/>A common misconception is that mana exists in living creatures, rather than the essence of magic </text:span><text:soft-page-break/><text:span text:style-name="T1">itself. Mana can be obtained in various forms as raw material. The first method is by harvesting it from a plant called Qessem. Another is to mine raw mana out of the living earth. Dead earth has practically no mana deposits inside. The dirty way to extract it - <text:s/>is from the bowels-product of the 8</text:span><text:span text:style-name="T2">th</text:span><text:span text:style-name="T1"> stomach of the 7</text:span><text:span text:style-name="T2">th</text:span><text:span text:style-name="T1"> headed cow (either breeds). Then the raw mana must be refined and condensed into the cubic form, derived from blight infested living earth. A necromancer with the help of three acolytes are needed to turn an acre of living earth into a cube shell power plant. This entire process takes a week to complete, a wagon-load of usable mana from either 2000 acres of Qessem field, 555 kilograms of raw condensed mana crystals, or 1263 bowel-products materials equals a 7500 blue mana cubes and 2500 green mana cubes, more or less, approximately speaking.</text:span></text:p>
      <text:p text:style-name="P3">When the supplies of Mana has depleted for a magic-user, he must re-acquire more mana in order to continue using magic.</text:p>
      <text:p text:style-name="P1"/>
      <text:p text:style-name="P1">Food is usually supplied from the main breeds of the seven-headed cow. It is supplied by the tall one (with Giraffe like necks), or the short one, the seventh-headed cow without the necks of Giraffes. The Moucat is a cat with the head of a mouse, and the Caouse is a mouse with the head of a cat. They also appear as breeds of farm animals in various versions, <text:span text:style-name="T1">differentiated</text:span> by the main <text:span text:style-name="T1">characteristic</text:span> of the number of heads each breed has. Despite rumours about the freezing lava and burning Icicles, a counter - <text:span text:style-name="T1">argument was never found</text:span> except the most convincing one - of disbelief. The floating cats in Jambutter Backsmeared, were always a treat for the eyes. The very notion of their ability to transcend the force of gravity was ever known in Paradoxia. </text:p>
      <text:p text:style-name="P1"/>
      <text:p text:style-name="P1">The inconsistency in Inconsistenya is imperfect, at times. Once you picked a trail you should be consistent about it, but once you choose to be inconsistent, shouldn't you thrive for consistent inconsistence or is it the other way arou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GB"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fo:orphans="0" fo:widows="0"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4pt" style:font-name-complex="Times New Roman1" style:font-size-complex="12pt"/>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style:style style:name="גופן_20_ברירת_20_המחדל_20_של_20_קטע" style:display-name="גופן ברירת המחדל של קטע"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rl-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Inner Logic in TPOA</dc:title>
    <dc:description>Gil Rechtman, Morani Kornberg, and Eyal Sofer offered grammatical help, with a lot of content good remarks given by the entire CWW crew, not yet taken into account - currently modestly ignored but this will change in the future. (Grammatical issues taken care of)</dc:description>
    <dc:subject>World description of TPOA</dc:subject>
    <meta:creation-date>2007-02-20T03:56:00</meta:creation-date>
    <dc:creator>OoZoOl Obliterator</dc:creator>
    <dc:date>2007-09-21T04:25:27</dc:date>
    <meta:print-date>2007-05-06T16:58:00</meta:print-date>
    <meta:keyword>Terry Prachet paragraph from the waay 2007 was the source for this work</meta:keyword>
    <meta:editing-cycles>13</meta:editing-cycles>
    <meta:editing-duration>PT15H31M51S</meta:editing-duration>
    <meta:user-defined meta:name="Info 1"/>
    <meta:user-defined meta:name="Info 2"/>
    <meta:user-defined meta:name="Info 3"/>
    <meta:user-defined meta:name="Info 4"/>
    <meta:document-statistic meta:table-count="0" meta:image-count="0" meta:object-count="0" meta:page-count="2" meta:paragraph-count="8" meta:word-count="673" meta:character-count="3738"/>
  </office:meta>
</office:document-meta>
</file>